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FreeSans1" svg:font-family="FreeSans" style:font-family-generic="swiss"/>
    <style:font-face style:name="Anonymous Pro1" svg:font-family="'Anonymous Pro'" style:font-pitch="fixed"/>
    <style:font-face style:name="Source Code Pro" svg:font-family="'Source Code Pro'" style:font-pitch="fixed"/>
    <style:font-face style:name="Anonymous Pro" svg:font-family="'Anonymous Pro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1" style:family="table">
      <style:table-properties style:width="6.6819in" fo:margin-left="-0.0785in" fo:margin-top="0in" fo:margin-bottom="0in" table:align="left" style:writing-mode="lr-tb"/>
    </style:style>
    <style:style style:name="Table11.A" style:family="table-column">
      <style:table-column-properties style:column-width="2.2271in"/>
    </style:style>
    <style:style style:name="Table11.C" style:family="table-column">
      <style:table-column-properties style:column-width="2.2278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Preformatted_20_Text">
      <style:paragraph-properties fo:line-height="115%" fo:text-align="justify" style:justify-single-word="false"/>
      <style:text-properties officeooo:paragraph-rsid="000f4549"/>
    </style:style>
    <style:style style:name="P2" style:family="paragraph" style:parent-style-name="Preformatted_20_Text">
      <style:text-properties officeooo:paragraph-rsid="000f4549"/>
    </style:style>
    <style:style style:name="P3" style:family="paragraph" style:parent-style-name="Preformatted_20_Text">
      <style:paragraph-properties fo:margin-left="0.25in" fo:margin-right="0in" fo:line-height="115%" fo:text-align="justify" style:justify-single-word="false" fo:orphans="2" fo:widows="2" fo:hyphenation-ladder-count="no-limit" fo:text-indent="-0.25in" style:auto-text-indent="false" style:writing-mode="lr-tb"/>
      <style:text-properties officeooo:paragraph-rsid="000f4549" fo:hyphenate="true" fo:hyphenation-remain-char-count="2" fo:hyphenation-push-char-count="2"/>
    </style:style>
    <style:style style:name="P4" style:family="paragraph" style:parent-style-name="Preformatted_20_Text">
      <style:paragraph-properties fo:margin-top="0in" fo:margin-bottom="0in" loext:contextual-spacing="false"/>
      <style:text-properties officeooo:paragraph-rsid="000f4549"/>
    </style:style>
    <style:style style:name="P5" style:family="paragraph" style:parent-style-name="Preformatted_20_Text">
      <style:paragraph-properties fo:margin-left="0.5in" fo:margin-right="0in" fo:line-height="115%" fo:text-align="justify" style:justify-single-word="false" fo:text-indent="-0.25in" style:auto-text-indent="false"/>
      <style:text-properties officeooo:paragraph-rsid="000f4549"/>
    </style:style>
    <style:style style:name="P6" style:family="paragraph" style:parent-style-name="Standard">
      <style:paragraph-properties fo:margin-left="0.5in" fo:margin-right="0in" fo:line-height="115%" fo:text-align="justify" style:justify-single-word="false" fo:text-indent="-0.25in" style:auto-text-indent="false"/>
      <style:text-properties officeooo:paragraph-rsid="000f4549"/>
    </style:style>
    <style:style style:name="P7" style:family="paragraph" style:parent-style-name="Standard">
      <style:paragraph-properties fo:margin-left="0.5in" fo:margin-right="0in" fo:line-height="115%" fo:text-align="justify" style:justify-single-word="false" fo:text-indent="-0.25in" style:auto-text-indent="false"/>
      <style:text-properties style:font-name="Anonymous Pro" officeooo:paragraph-rsid="000f4549"/>
    </style:style>
    <style:style style:name="P8" style:family="paragraph" style:parent-style-name="Standard">
      <style:paragraph-properties fo:margin-left="0.5in" fo:margin-right="0in" fo:line-height="115%" fo:text-align="justify" style:justify-single-word="false" fo:text-indent="-0.25in" style:auto-text-indent="false"/>
      <style:text-properties style:font-name="Anonymous Pro" fo:font-weight="bold" officeooo:paragraph-rsid="000f4549" style:font-weight-asian="bold" style:font-weight-complex="bold"/>
    </style:style>
    <style:style style:name="P9" style:family="paragraph" style:parent-style-name="Preformatted_20_Text">
      <style:paragraph-properties fo:margin-left="0.25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writing-mode="lr-tb"/>
      <style:text-properties officeooo:paragraph-rsid="000f4549" fo:hyphenate="true" fo:hyphenation-remain-char-count="2" fo:hyphenation-push-char-count="2"/>
    </style:style>
    <style:style style:name="P10" style:family="paragraph" style:parent-style-name="Preformatted_20_Text">
      <style:paragraph-properties fo:margin-left="0.5in" fo:margin-right="0in" fo:line-height="115%" fo:text-indent="0in" style:auto-text-indent="false"/>
      <style:text-properties officeooo:paragraph-rsid="000f4549"/>
    </style:style>
    <style:style style:name="P11" style:family="paragraph" style:parent-style-name="Preformatted_20_Text">
      <style:paragraph-properties fo:margin-left="0.5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writing-mode="lr-tb"/>
      <style:text-properties officeooo:paragraph-rsid="000f4549" fo:hyphenate="true" fo:hyphenation-remain-char-count="2" fo:hyphenation-push-char-count="2"/>
    </style:style>
    <style:style style:name="P12" style:family="paragraph" style:parent-style-name="Standard">
      <style:paragraph-properties fo:margin-left="0.5in" fo:margin-right="0in" fo:line-height="115%" fo:text-indent="0in" style:auto-text-indent="false"/>
      <style:text-properties officeooo:paragraph-rsid="000f4549"/>
    </style:style>
    <style:style style:name="P13" style:family="paragraph" style:parent-style-name="Standard">
      <style:paragraph-properties fo:margin-left="0.5in" fo:margin-right="0in" fo:line-height="115%" fo:text-align="justify" style:justify-single-word="false" fo:text-indent="0in" style:auto-text-indent="false"/>
      <style:text-properties style:font-name="Calibri" officeooo:paragraph-rsid="000f4549" style:font-name-asian="Times New Roman1"/>
    </style:style>
    <style:style style:name="P14" style:family="paragraph" style:parent-style-name="Standard">
      <style:paragraph-properties fo:margin-left="0.5in" fo:margin-right="0in" fo:line-height="115%" fo:text-indent="0in" style:auto-text-indent="false"/>
      <style:text-properties style:font-name="Anonymous Pro" fo:font-weight="normal" officeooo:paragraph-rsid="000f4549" style:font-weight-asian="normal" style:font-weight-complex="normal"/>
    </style:style>
    <style:style style:name="P15" style:family="paragraph" style:parent-style-name="Text_20_body">
      <style:text-properties officeooo:paragraph-rsid="000f4549"/>
    </style:style>
    <style:style style:name="P16" style:family="paragraph" style:parent-style-name="Heading_20_1">
      <style:paragraph-properties fo:break-before="page"/>
      <style:text-properties officeooo:paragraph-rsid="000f4549"/>
    </style:style>
    <style:style style:name="P17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paragraph-rsid="000f4549"/>
    </style:style>
    <style:style style:name="P18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Calibri" officeooo:paragraph-rsid="000f4549" style:font-name-asian="Times New Roman1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Calibri" officeooo:paragraph-rsid="000f4549" style:font-name-asian="Times New Roman1"/>
    </style:style>
    <style:style style:name="P20" style:family="paragraph" style:parent-style-name="Standard">
      <style:paragraph-properties fo:line-height="115%"/>
      <style:text-properties style:font-name="Calibri" officeooo:paragraph-rsid="000f4549" style:font-name-asian="Times New Roman1"/>
    </style:style>
    <style:style style:name="P21" style:family="paragraph" style:parent-style-name="Standard">
      <style:paragraph-properties fo:line-height="115%"/>
      <style:text-properties style:font-name="Calibri" fo:font-weight="bold" officeooo:paragraph-rsid="000f4549" style:font-name-asian="Times New Roman1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Calibri" officeooo:paragraph-rsid="000f4549"/>
    </style:style>
    <style:style style:name="P23" style:family="paragraph" style:parent-style-name="Standard">
      <style:paragraph-properties fo:line-height="115%" fo:text-align="justify" style:justify-single-word="false"/>
      <style:text-properties officeooo:paragraph-rsid="000f4549"/>
    </style:style>
    <style:style style:name="P24" style:family="paragraph" style:parent-style-name="Standard">
      <style:paragraph-properties fo:line-height="115%"/>
      <style:text-properties officeooo:paragraph-rsid="000f4549"/>
    </style:style>
    <style:style style:name="P25" style:family="paragraph" style:parent-style-name="Standard">
      <style:paragraph-properties fo:text-align="center" style:justify-single-word="false"/>
      <style:text-properties officeooo:paragraph-rsid="000f4549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nonymous Pro" officeooo:paragraph-rsid="000f4549" style:font-name-asian="Times New Roman1"/>
    </style:style>
    <style:style style:name="P27" style:family="paragraph" style:parent-style-name="Standard">
      <style:text-properties officeooo:paragraph-rsid="000f4549"/>
    </style:style>
    <style:style style:name="P28" style:family="paragraph" style:parent-style-name="Standard">
      <style:paragraph-properties fo:margin-left="0.7398in" fo:margin-right="0in" fo:line-height="115%" fo:text-align="justify" style:justify-single-word="false" fo:text-indent="-0.4898in" style:auto-text-indent="false"/>
      <style:text-properties officeooo:paragraph-rsid="000f4549"/>
    </style:style>
    <style:style style:name="P29" style:family="paragraph" style:parent-style-name="Standard">
      <style:paragraph-properties fo:margin-left="0.7398in" fo:margin-right="0in" fo:line-height="115%" fo:text-align="justify" style:justify-single-word="false" fo:text-indent="-0.4898in" style:auto-text-indent="false"/>
      <style:text-properties style:font-name="Calibri" officeooo:paragraph-rsid="000f4549" style:font-name-asian="Times New Roman1"/>
    </style:style>
    <style:style style:name="P30" style:family="paragraph" style:parent-style-name="Standard">
      <style:paragraph-properties fo:margin-left="0.7398in" fo:margin-right="0in" fo:line-height="115%" fo:text-align="justify" style:justify-single-word="false" fo:text-indent="0in" style:auto-text-indent="false"/>
      <style:text-properties officeooo:paragraph-rsid="000f4549"/>
    </style:style>
    <style:style style:name="P31" style:family="paragraph" style:parent-style-name="Standard">
      <style:paragraph-properties fo:margin-left="0.7398in" fo:margin-right="0in" fo:line-height="115%" fo:text-align="justify" style:justify-single-word="false" fo:text-indent="0in" style:auto-text-indent="false"/>
      <style:text-properties style:font-name="Calibri" officeooo:paragraph-rsid="000f4549" style:font-name-asian="Times New Roman1"/>
    </style:style>
    <style:style style:name="P32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  <style:text-properties officeooo:paragraph-rsid="000f4549"/>
    </style:style>
    <style:style style:name="P33" style:family="paragraph" style:parent-style-name="Standard">
      <style:paragraph-properties fo:margin-left="0.4917in" fo:margin-right="0in" fo:text-indent="0in" style:auto-text-indent="false"/>
      <style:text-properties style:font-name="Calibri" fo:font-weight="bold" officeooo:paragraph-rsid="000f4549" style:font-name-asian="Times New Roman1" style:font-weight-asian="bold"/>
    </style:style>
    <style:style style:name="P34" style:family="paragraph" style:parent-style-name="Standard">
      <style:paragraph-properties fo:margin-left="0.4917in" fo:margin-right="0in" fo:text-indent="0in" style:auto-text-indent="false"/>
      <style:text-properties officeooo:paragraph-rsid="000f4549"/>
    </style:style>
    <style:style style:name="P35" style:family="paragraph" style:parent-style-name="No_20_Spacing">
      <style:text-properties style:font-name="Calibri" officeooo:paragraph-rsid="000f4549"/>
    </style:style>
    <style:style style:name="P36" style:family="paragraph" style:parent-style-name="Standard">
      <style:paragraph-properties fo:margin-left="0.7398in" fo:margin-right="0in" fo:line-height="115%" fo:text-align="justify" style:justify-single-word="false" fo:text-indent="0in" style:auto-text-indent="false"/>
      <style:text-properties style:font-name="Calibri" officeooo:paragraph-rsid="000f4549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Calibri" fo:font-weight="bold" officeooo:paragraph-rsid="000f4549" style:font-name-asian="Times New Roman1" style:font-weight-asian="bold" style:font-weight-complex="bold"/>
    </style:style>
    <style:style style:name="P38" style:family="paragraph" style:parent-style-name="Standard">
      <style:paragraph-properties fo:margin-left="0.5in" fo:margin-right="0in" fo:line-height="115%" fo:text-align="justify" style:justify-single-word="false" fo:text-indent="-0.25in" style:auto-text-indent="false"/>
      <style:text-properties officeooo:paragraph-rsid="0010fc70"/>
    </style:style>
    <style:style style:name="P39" style:family="paragraph" style:parent-style-name="Standard">
      <style:paragraph-properties fo:margin-left="0.5in" fo:margin-right="0in" fo:line-height="115%" fo:text-align="justify" style:justify-single-word="false" fo:text-indent="-0.25in" style:auto-text-indent="false"/>
      <style:text-properties officeooo:paragraph-rsid="0011617a"/>
    </style:style>
    <style:style style:name="P40" style:family="paragraph" style:parent-style-name="Standard">
      <style:paragraph-properties fo:margin-left="0.5in" fo:margin-right="0in" fo:line-height="115%" fo:text-align="justify" style:justify-single-word="false" fo:text-indent="-0.25in" style:auto-text-indent="false"/>
      <style:text-properties officeooo:paragraph-rsid="00121b36"/>
    </style:style>
    <style:style style:name="P41" style:family="paragraph" style:parent-style-name="Preformatted_20_Text">
      <style:paragraph-properties fo:margin-top="0in" fo:margin-bottom="0in" loext:contextual-spacing="false"/>
      <style:text-properties style:font-name="Ubuntu Mono" fo:font-size="10.5pt" officeooo:paragraph-rsid="000f4549" style:font-size-asian="10.5pt"/>
    </style:style>
    <style:style style:name="P42" style:family="paragraph" style:parent-style-name="Preformatted_20_Text">
      <style:paragraph-properties fo:margin-left="0.25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writing-mode="lr-tb"/>
      <style:text-properties style:font-name="Ubuntu Mono" fo:font-size="10.5pt" officeooo:paragraph-rsid="000f4549" style:font-size-asian="10.5pt" fo:hyphenate="true" fo:hyphenation-remain-char-count="2" fo:hyphenation-push-char-count="2"/>
    </style:style>
    <style:style style:name="P43" style:family="paragraph" style:parent-style-name="Preformatted_20_Text" style:master-page-name="">
      <loext:graphic-properties draw:fill="none"/>
      <style:paragraph-properties fo:margin-left="0.25in" fo:margin-right="0in" fo:margin-top="0in" fo:margin-bottom="0in" loext:contextual-spacing="false" fo:text-indent="0in" style:auto-text-indent="false" style:page-number="auto" fo:background-color="transparent" fo:padding="0in" fo:border="none"/>
      <style:text-properties style:font-name="Ubuntu Mono1" fo:font-size="10.3999996185303pt"/>
    </style:style>
    <style:style style:name="P44" style:family="paragraph" style:parent-style-name="Preformatted_20_Text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 fo:padding="0in" fo:border="none"/>
      <style:text-properties style:font-name="Ubuntu Mono1" fo:font-size="10.3999996185303pt"/>
    </style:style>
    <style:style style:name="P45" style:family="paragraph" style:parent-style-name="Preformatted_20_Text">
      <style:paragraph-properties fo:margin-left="0.5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writing-mode="lr-tb"/>
      <style:text-properties style:font-name="Ubuntu Mono" fo:font-size="10.5pt" officeooo:paragraph-rsid="000f4549" style:font-size-asian="10.5pt" fo:hyphenate="true" fo:hyphenation-remain-char-count="2" fo:hyphenation-push-char-count="2"/>
    </style:style>
    <style:style style:name="P46" style:family="paragraph" style:parent-style-name="Preformatted_20_Text">
      <style:paragraph-properties fo:margin-left="0.5in" fo:margin-right="0in" fo:line-height="115%" fo:text-align="justify" style:justify-single-word="false" fo:text-indent="-0.25in" style:auto-text-indent="false"/>
      <style:text-properties officeooo:paragraph-rsid="00121b36"/>
    </style:style>
    <style:style style:name="T1" style:family="text">
      <style:text-properties fo:font-variant="normal" fo:text-transform="none" fo:color="#00000a" style:font-name="Source Code Pro" fo:font-size="12pt" fo:letter-spacing="normal" fo:language="nl" fo:country="NL" fo:font-style="normal" fo:font-weight="normal" officeooo:rsid="0006f122" fo:background-color="#f5f5f5" loext:char-shading-value="0" style:font-name-asian="Arial Unicode MS" style:font-size-asian="12pt" style:language-asian="nl" style:country-asian="NL" style:font-name-complex="Times New Roman1" style:font-size-complex="12pt" style:language-complex="ar" style:country-complex="SA"/>
    </style:style>
    <style:style style:name="T2" style:family="text">
      <style:text-properties style:font-name="Calibri"/>
    </style:style>
    <style:style style:name="T3" style:family="text">
      <style:text-properties style:font-name="Calibri" fo:font-weight="bold" style:font-weight-asian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font-weight="bold" officeooo:rsid="0010fc70" style:font-weight-asian="bold" style:font-weight-complex="bold"/>
    </style:style>
    <style:style style:name="T6" style:family="text">
      <style:text-properties style:font-name="Calibri" style:font-name-asian="Times New Roman1"/>
    </style:style>
    <style:style style:name="T7" style:family="text">
      <style:text-properties style:font-name="Calibri" fo:font-size="10.5pt" style:font-size-asian="10.5pt"/>
    </style:style>
    <style:style style:name="T8" style:family="text">
      <style:text-properties style:font-name="Calibri" fo:font-size="12pt" fo:font-weight="bold" style:font-name-asian="Times New Roman1" style:font-size-asian="12pt" style:font-weight-asian="bold" style:font-size-complex="12pt" style:font-weight-complex="bold"/>
    </style:style>
    <style:style style:name="T9" style:family="text">
      <style:text-properties style:font-name="Calibri" fo:font-style="italic" style:font-style-asian="italic" style:font-style-complex="italic"/>
    </style:style>
    <style:style style:name="T10" style:family="text">
      <style:text-properties style:font-name="Calibri" officeooo:rsid="0006f122"/>
    </style:style>
    <style:style style:name="T11" style:family="text">
      <style:text-properties style:font-name="Calibri" officeooo:rsid="0010fc70"/>
    </style:style>
    <style:style style:name="T12" style:family="text">
      <style:text-properties style:font-name="Calibri" officeooo:rsid="0011617a"/>
    </style:style>
    <style:style style:name="T13" style:family="text">
      <style:text-properties style:text-position="super 58%" style:font-name="Calibri" fo:font-weight="bold" style:font-weight-asian="bold" style:font-weight-complex="bold"/>
    </style:style>
    <style:style style:name="T14" style:family="text">
      <style:text-properties style:text-position="sub 58%" style:font-name="Calibri" style:font-name-asian="Times New Roman1"/>
    </style:style>
    <style:style style:name="T15" style:family="text">
      <style:text-properties style:text-position="sub 58%" style:font-name="Anonymous Pro"/>
    </style:style>
    <style:style style:name="T16" style:family="text">
      <style:text-properties style:font-name="Ubuntu Mono" fo:font-size="10.5pt" style:font-size-asian="10.5pt"/>
    </style:style>
    <style:style style:name="T17" style:family="text">
      <style:text-properties style:font-name="Ubuntu Mono" fo:font-size="10.5pt" fo:font-weight="normal" style:font-size-asian="10.5pt" style:font-weight-asian="normal" style:font-weight-complex="normal"/>
    </style:style>
    <style:style style:name="T18" style:family="text">
      <style:text-properties style:font-name="Anonymous Pro"/>
    </style:style>
    <style:style style:name="T19" style:family="text">
      <style:text-properties style:font-name="Anonymous Pro" fo:font-weight="normal" style:font-weight-asian="normal" style:font-weight-complex="normal"/>
    </style:style>
    <style:style style:name="T20" style:family="text">
      <style:text-properties style:font-name="Arial" fo:font-weight="bold" style:font-weight-asian="bold" style:font-weight-complex="bold"/>
    </style:style>
    <style:style style:name="T21" style:family="text">
      <style:text-properties style:font-name="Source Code Pro" officeooo:rsid="0006f122"/>
    </style:style>
    <style:style style:name="T22" style:family="text">
      <style:text-properties fo:color="#00000a" style:font-name="Source Code Pro" fo:font-size="12pt" fo:language="nl" fo:country="NL" officeooo:rsid="0006f122" style:font-name-asian="Arial Unicode MS" style:font-size-asian="12pt" style:language-asian="nl" style:country-asian="NL" style:font-name-complex="Times New Roman1" style:font-size-complex="12pt" style:language-complex="ar" style:country-complex="SA"/>
    </style:style>
    <style:style style:name="T23" style:family="text">
      <style:text-properties officeooo:rsid="0011617a"/>
    </style:style>
    <style:style style:name="T24" style:family="text">
      <style:text-properties style:font-name="Anonymous Pro1"/>
    </style:style>
    <style:style style:name="T25" style:family="text">
      <style:text-properties style:font-name="Anonymous Pro1" officeooo:rsid="0011617a"/>
    </style:style>
    <style:style style:name="T26" style:family="text">
      <style:text-properties style:font-name="Anonymous Pro1" officeooo:rsid="00121b36"/>
    </style:style>
    <style:style style:name="T27" style:family="text">
      <style:text-properties style:font-name="Ubuntu Mono1" fo:font-size="10.3999996185303pt" officeooo:rsid="00121b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Lab 4: Regression</text:h>
      <text:p text:style-name="P35"/>
      <text:p text:style-name="P17"><text:span text:style-name="T2">You have to submit the solution of the exercises 4.1, 4.2, 4.3 and 4.4 </text:span><text:span text:style-name="Geen"><text:span text:style-name="T4">before the next lab</text:span></text:span><text:span text:style-name="T2">. You can do this in groups of maximum 3 persons. Submit the answers for each question along with the R-code to be used by submitting the outcome to blackboard.</text:span></text:p>
      <text:p text:style-name="P18"/>
      <text:p text:style-name="P35"/>
      <text:p text:style-name="P24"><text:span text:style-name="Geen"><text:span text:style-name="T4">L4.1.<text:tab/>Activity of Taq-polymerase: What is the best-fitted line?</text:span></text:span></text:p>
      <text:p text:style-name="P21"/>
      <text:p text:style-name="P23"><text:span text:style-name="Geen"><text:span text:style-name="T2">The enzyme activity is depending on the temperature.</text:span></text:span></text:p>
      <text:p text:style-name="P19"/>
      <text:p text:style-name="P28"><text:span text:style-name="Geen"><text:span text:style-name="T4">a.<text:tab/></text:span></text:span><text:span text:style-name="Geen"><text:span text:style-name="T2">Define a vector in R for the Temperature and Activity</text:span></text:span></text:p>
      <text:p text:style-name="P30"><text:span text:style-name="Geen"><text:span text:style-name="T2">Temperature &lt;- c(0,20,40,60,80,100)</text:span></text:span></text:p>
      <text:p text:style-name="P36">Activity &lt;-c(171,181,190,200,209,218)</text:p>
      <text:p text:style-name="P30"><text:span text:style-name="Geen"><text:span text:style-name="T2">Make a graph of the enzyme activity function with the </text:span></text:span><text:span text:style-name="Geen"><text:span text:style-name="T3">plot()</text:span></text:span><text:span text:style-name="Geen"><text:span text:style-name="T2"> function with Activity on the vertical axe and Temperature on the <text:s/>horizontal axe</text:span></text:span></text:p>
      <text:p text:style-name="P19"/>
      <text:p text:style-name="P28"><text:span text:style-name="Geen"><text:span text:style-name="T4">b.<text:tab/></text:span></text:span><text:span text:style-name="Geen"><text:span text:style-name="T2">Model the enzyme activity with R (use table 5). Do this with the following models</text:span></text:span></text:p>
      <text:p text:style-name="P31"/>
      <text:p text:style-name="P32"><text:span text:style-name="Geen"><text:span text:style-name="T4">1</text:span></text:span><text:span text:style-name="Geen"><text:span text:style-name="T13">st</text:span></text:span><text:span text:style-name="Geen"><text:span text:style-name="T4"> order model 1:</text:span></text:span><text:span text:style-name="Geen"><text:span text:style-name="T6"> Activity = b</text:span></text:span><text:span text:style-name="Geen"><text:span text:style-name="T14">0 + </text:span></text:span><text:span text:style-name="T6">b</text:span><text:span text:style-name="T14">1</text:span><text:span text:style-name="T6">Temperature</text:span></text:p>
      <text:p text:style-name="P23"><text:span text:style-name="Geen"><text:span text:style-name="T6"><text:tab/></text:span></text:span><text:span text:style-name="Geen"><text:span text:style-name="T4">2</text:span></text:span><text:span text:style-name="Geen"><text:span text:style-name="T13">nd</text:span></text:span><text:span text:style-name="Geen"><text:span text:style-name="T4">order model 2: </text:span></text:span><text:span text:style-name="Geen"><text:span text:style-name="T6">Activity = b</text:span></text:span><text:span text:style-name="Geen"><text:span text:style-name="T14">0 + </text:span></text:span><text:span text:style-name="T6">b</text:span><text:span text:style-name="T14">1</text:span><text:span text:style-name="T6">Temperature + b</text:span><text:span text:style-name="T14">2</text:span><text:span text:style-name="T6">Temperature^2</text:span><text:span text:style-name="Geen"><text:span text:style-name="T6"><text:tab/></text:span></text:span></text:p>
      <text:p text:style-name="P23"><text:span text:style-name="Geen"><text:span text:style-name="T6"><text:tab/></text:span></text:span><text:span text:style-name="Geen"><text:span text:style-name="T4">3</text:span></text:span><text:span text:style-name="Geen"><text:span text:style-name="T13">rd <text:s/></text:span></text:span><text:span text:style-name="Geen"><text:span text:style-name="T4">order model 3: </text:span></text:span><text:span text:style-name="Geen"><text:span text:style-name="T6">Activity = b</text:span></text:span><text:span text:style-name="Geen"><text:span text:style-name="T14">0 + </text:span></text:span><text:span text:style-name="T6">b</text:span><text:span text:style-name="T14">1</text:span><text:span text:style-name="T6">Temperature + b</text:span><text:span text:style-name="T14">2</text:span><text:span text:style-name="T6">Temperature^2</text:span><text:span text:style-name="Geen"><text:span text:style-name="T6"> </text:span></text:span><text:span text:style-name="T6">+ b</text:span><text:span text:style-name="T14">3</text:span><text:span text:style-name="T6">Temperature^3</text:span></text:p>
      <text:p text:style-name="P32"><text:span text:style-name="Geen"><text:span text:style-name="T4">4th model model 4: </text:span></text:span><text:span text:style-name="Geen"><text:span text:style-name="T6">Activity = </text:span></text:span><text:span text:style-name="T6">b</text:span><text:span text:style-name="T14">1</text:span><text:span text:style-name="T6">Temperature</text:span></text:p>
      <text:p text:style-name="P20"/>
      <text:p text:style-name="P24"><text:span text:style-name="Geen"><text:span text:style-name="T2">Define the model and run the linear modelling function by lm(Y ~ model) command (see table below).</text:span></text:span></text:p>
      <text:p text:style-name="P19"/>
      <text:p text:style-name="P23"><text:span text:style-name="Geen"><text:span text:style-name="T2">Fill in the following table:</text:span></text:span></text:p>
      <table:table table:name="Table11" table:style-name="Table11">
        <table:table-column table:style-name="Table11.A" table:number-columns-repeated="2"/>
        <table:table-column table:style-name="Table11.C"/>
        <table:table-row table:style-name="Table11.1">
          <table:table-cell table:style-name="Table11.A1" office:value-type="string">
            <text:p text:style-name="P27">Model coefficients</text:p>
            <text:p text:style-name="P22"><text:span text:style-name="Geen"/></text:p>
          </table:table-cell>
          <table:table-cell table:style-name="Table11.A1" office:value-type="string">
            <text:p text:style-name="P25"><text:span text:style-name="Geen"><text:span text:style-name="T2">All parameters significant (Yes/No)?</text:span></text:span></text:p>
          </table:table-cell>
          <table:table-cell table:style-name="Table11.A1" office:value-type="string">
            <text:p text:style-name="P23"><text:span text:style-name="Geen"><text:span text:style-name="T2">R-value</text:span></text:span></text:p>
          </table:table-cell>
        </table:table-row>
        <table:table-row table:style-name="Table11.1">
          <table:table-cell table:style-name="Table11.A1" office:value-type="string">
            <text:p text:style-name="P2"><text:span text:style-name="Geen"><text:span text:style-name="T16">y = 1.713e+02 + </text:span></text:span><text:bookmark text:name="rstudio_console_output"/><text:span text:style-name="Geen"><text:span text:style-name="T16">4.700e-01x</text:span></text:span></text:p>
          </table:table-cell>
          <table:table-cell table:style-name="Table11.A1" office:value-type="string">
            <text:p text:style-name="P25"><text:span text:style-name="Geen"><text:span text:style-name="T2">Yes</text:span></text:span></text:p>
          </table:table-cell>
          <table:table-cell table:style-name="Table11.A1" office:value-type="string">
            <text:p text:style-name="P1"><text:bookmark text:name="rstudio_console_output1"/><text:span text:style-name="Geen"><text:span text:style-name="T16">0.9997</text:span></text:span></text:p>
          </table:table-cell>
        </table:table-row>
        <table:table-row table:style-name="Table11.1">
          <table:table-cell table:style-name="Table11.A1" office:value-type="string">
            <text:p text:style-name="P27"><text:span text:style-name="Geen"><text:span text:style-name="T2">y <text:s/>= </text:span></text:span><text:bookmark text:name="rstudio_console_output2"/><text:span text:style-name="Geen"><text:span text:style-name="T16">1.710e+02</text:span></text:span><text:span text:style-name="Geen"><text:span text:style-name="T7"> + </text:span></text:span><text:bookmark text:name="rstudio_console_output3"/><text:span text:style-name="Geen"><text:span text:style-name="T16">4.923e-01</text:span></text:span><text:span text:style-name="Geen"><text:span text:style-name="T7">x + </text:span></text:span><text:bookmark text:name="rstudio_console_output5"/><text:span text:style-name="Geen"><text:span text:style-name="T7">(</text:span></text:span><text:span text:style-name="Geen"><text:span text:style-name="T16">-2.232e-04)</text:span></text:span><text:span text:style-name="Geen"><text:span text:style-name="T7">x^2</text:span></text:span></text:p>
          </table:table-cell>
          <table:table-cell table:style-name="Table11.A1" office:value-type="string">
            <text:p text:style-name="P25"><text:span text:style-name="Geen"><text:span text:style-name="T2">No</text:span></text:span></text:p>
          </table:table-cell>
          <table:table-cell table:style-name="Table11.A1" office:value-type="string">
            <text:p text:style-name="P1"><text:bookmark text:name="rstudio_console_output6"/><text:span text:style-name="Geen"><text:span text:style-name="T16">0.9998</text:span></text:span></text:p>
          </table:table-cell>
        </table:table-row>
        <table:table-row table:style-name="Table11.1">
          <table:table-cell table:style-name="Table11.A1" office:value-type="string">
            <text:p text:style-name="P27"><text:span text:style-name="Geen"><text:span text:style-name="T2">y = </text:span></text:span><text:bookmark text:name="rstudio_console_output7"/><text:span text:style-name="Geen"><text:span text:style-name="T16">1.711e+02</text:span></text:span><text:span text:style-name="Geen"><text:span text:style-name="T7"> + </text:span></text:span><text:bookmark text:name="rstudio_console_output8"/><text:span text:style-name="Geen"><text:span text:style-name="T16">4.860e-01</text:span></text:span><text:span text:style-name="Geen"><text:span text:style-name="T7">x + (</text:span></text:span><text:bookmark text:name="rstudio_console_output9"/><text:span text:style-name="Geen"><text:span text:style-name="T16">-4.960e-05</text:span></text:span><text:span text:style-name="Geen"><text:span text:style-name="T7">)x^2 + </text:span></text:span><text:span text:style-name="Geen"><text:span text:style-name="T16">(</text:span></text:span><text:bookmark text:name="rstudio_console_output11"/><text:span text:style-name="Geen"><text:span text:style-name="T16">-1.157e-06)x^3</text:span></text:span></text:p>
          </table:table-cell>
          <table:table-cell table:style-name="Table11.A1" office:value-type="string">
            <text:p text:style-name="P25"><text:span text:style-name="Geen"><text:span text:style-name="T2">No</text:span></text:span></text:p>
          </table:table-cell>
          <table:table-cell table:style-name="Table11.A1" office:value-type="string">
            <text:p text:style-name="P1"><text:bookmark text:name="rstudio_console_output12"/><text:span text:style-name="Geen"><text:span text:style-name="T16">0.9999</text:span></text:span></text:p>
          </table:table-cell>
        </table:table-row>
        <table:table-row table:style-name="Table11.1">
          <table:table-cell table:style-name="Table11.A1" office:value-type="string">
            <text:p text:style-name="P27"><text:span text:style-name="Geen"><text:span text:style-name="T2">Y = </text:span></text:span><text:bookmark text:name="rstudio_console_output14"/><text:span text:style-name="Geen"><text:span text:style-name="T16">2.8064x</text:span></text:span></text:p>
          </table:table-cell>
          <table:table-cell table:style-name="Table11.A1" office:value-type="string">
            <text:p text:style-name="P25"><text:span text:style-name="Geen"><text:span text:style-name="T2">Yes</text:span></text:span></text:p>
          </table:table-cell>
          <table:table-cell table:style-name="Table11.A1" office:value-type="string">
            <text:p text:style-name="P1"><text:bookmark text:name="rstudio_console_output15"/><text:span text:style-name="Geen"><text:span text:style-name="T16">0.7556</text:span></text:span></text:p>
          </table:table-cell>
        </table:table-row>
      </table:table>
      <text:p text:style-name="P19"/>
      <text:p text:style-name="P28"><text:span text:style-name="Geen"><text:span text:style-name="T4">c.<text:tab/></text:span></text:span><text:span text:style-name="Geen"><text:span text:style-name="T2">What is the “best” model, and why? What are the parameters of the best model?</text:span></text:span></text:p>
      <text:p text:style-name="P29"/>
      <text:p text:style-name="P23"><text:span text:style-name="Geen"><text:span text:style-name="T4">L4.2 Correlator’s Filter </text:span></text:span></text:p>
      <text:p text:style-name="P23"><text:span text:style-name="Geen"><text:span text:style-name="T2">An Article in Optical Engineering[“Operating Curve Extraction of a Correlator’s Filter” (2004, Vol. 43, pp2775-2779)] reported on use of an optical correlator to perform an experiment by varying </text:span></text:span><text:soft-page-break/><text:span text:style-name="Geen"><text:span text:style-name="T2">brightness and contrast. The useful range of grey levels characterizes the resulting modulation. The data are shown below:</text:span></text:span></text:p>
      <text:p text:style-name="P37">code:</text:p>
      <text:p text:style-name="P23"><text:span text:style-name="Geen"><text:span text:style-name="T18">Brightness(%) <text:tab/>54, 61, 65, 100, 100, 100, 50, <text:s text:c="2"/>57, 54</text:span></text:span></text:p>
      <text:p text:style-name="P23"><text:span text:style-name="Geen"><text:span text:style-name="T18">Contrast(%)<text:tab/><text:tab/>56, 80, 70, 50, <text:s text:c="3"/>65, <text:s text:c="2"/>80, <text:s text:c="2"/>25, <text:s text:c="2"/>35, 26</text:span></text:span></text:p>
      <text:p text:style-name="P23"><text:span text:style-name="Geen"><text:span text:style-name="T18">Usefulrange(ng)<text:tab/>96, 50, 50, 112, <text:s/>96, <text:s/>80, <text:s/>155, 144, 255</text:span></text:span></text:p>
      <text:p text:style-name="P26"/>
      <text:p text:style-name="P6"><text:span text:style-name="Geen"><text:span text:style-name="T18">a.<text:tab/>Fit a multiple linear regression 1st order model to these data where Usefulrange is the outcome (Y) and brightness and contracts are the factors(X</text:span></text:span><text:span text:style-name="Geen"><text:span text:style-name="T15">1</text:span></text:span><text:span text:style-name="Geen"><text:span text:style-name="T18"> and X</text:span></text:span><text:span text:style-name="Geen"><text:span text:style-name="T15">2</text:span></text:span><text:span text:style-name="Geen"><text:span text:style-name="T18">)</text:span></text:span></text:p>
      <text:p text:style-name="P6"><text:span text:style-name="Geen"><text:span text:style-name="T18">setwd("~/Downloads/statistics-2-datasets/lab 4/")</text:span></text:span></text:p>
      <text:p text:style-name="P7"><text:span text:style-name="Geen"/></text:p>
      <text:p text:style-name="P6"><text:span text:style-name="Geen"><text:span text:style-name="T18">brightnessData &lt;- c(54, 61, 65, 100, 100, 100, 50, 57, 54)</text:span></text:span></text:p>
      <text:p text:style-name="P6"><text:span text:style-name="Geen"><text:span text:style-name="T18">contrastData &lt;- c(56, 80, 70, 50, 65, 80, 25, 35, 26)</text:span></text:span></text:p>
      <text:p text:style-name="P6"><text:span text:style-name="Geen"><text:span text:style-name="T18">usefulRangeData &lt;- c(96, 50, 50, 112, <text:s/>96, <text:s/>80, <text:s/>155, 144, 255)</text:span></text:span></text:p>
      <text:p text:style-name="P7"><text:span text:style-name="Geen"/></text:p>
      <text:p text:style-name="P6"><text:span text:style-name="Geen"><text:span text:style-name="T18">cat("====================", "\n")</text:span></text:span></text:p>
      <text:p text:style-name="P6"><text:span text:style-name="Geen"><text:span text:style-name="T18">cat("== L4.2", "\n")</text:span></text:span></text:p>
      <text:p text:style-name="P6"><text:span text:style-name="Geen"><text:span text:style-name="T18">cat("====================", "\n")</text:span></text:span></text:p>
      <text:p text:style-name="P7"><text:span text:style-name="Geen"/></text:p>
      <text:p text:style-name="P6"><text:span text:style-name="Geen"><text:span text:style-name="T18"># A</text:span></text:span></text:p>
      <text:p text:style-name="P6"><text:span text:style-name="Geen"><text:span text:style-name="T18">model &lt;- lm(usefulRangeData ~ brightnessData + contrastData)</text:span></text:span></text:p>
      <text:p text:style-name="P6"><text:span text:style-name="Geen"><text:span text:style-name="T18">print(</text:span></text:span></text:p>
      <text:p text:style-name="P6"><text:span text:style-name="Geen"><text:span text:style-name="T18"><text:s text:c="2"/>summary(model)</text:span></text:span></text:p>
      <text:p text:style-name="P6"><text:span text:style-name="Geen"><text:span text:style-name="T18">)</text:span></text:span></text:p>
      <text:p text:style-name="P7"><text:span text:style-name="Geen"/></text:p>
      <text:p text:style-name="P6"><text:span text:style-name="Geen"><text:span text:style-name="T8">Output:</text:span></text:span></text:p>
      <text:p text:style-name="P3"><text:bookmark text:name="rstudio_console_output4"/><text:span text:style-name="Geen"><text:span text:style-name="T17">==================== </text:span></text:span></text:p>
      <text:p text:style-name="P41">== L4.2 </text:p>
      <text:p text:style-name="P41">==================== </text:p>
      <text:p text:style-name="P4"/>
      <text:p text:style-name="P41">Call:</text:p>
      <text:p text:style-name="P41">lm(formula = usefulRangeData ~ brightnessData + contrastData)</text:p>
      <text:p text:style-name="P4"/>
      <text:p text:style-name="P41">Residuals:</text:p>
      <text:p text:style-name="P4"><text:s text:c="4"/><text:span text:style-name="T16">Min <text:s text:c="5"/>1Q <text:s/>Median <text:s text:c="5"/>3Q <text:s text:c="4"/>Max </text:span></text:p>
      <text:p text:style-name="P41">-32.334 -20.090 <text:s/>-8.451 <text:s text:c="2"/>8.413 <text:s/>69.047 </text:p>
      <text:p text:style-name="P4"/>
      <text:p text:style-name="P41">Coefficients:</text:p>
      <text:p text:style-name="P4"><text:s text:c="15"/><text:span text:style-name="T16">Estimate Std. Error t value Pr(&gt;|t|) <text:s text:c="2"/></text:span></text:p>
      <text:p text:style-name="P41">(Intercept) <text:s text:c="3"/>238.5569 <text:s text:c="3"/>45.2285 <text:s text:c="2"/>5.274 <text:s/>0.00188 **</text:p>
      <text:p text:style-name="P41">brightnessData <text:s text:c="2"/>0.3339 <text:s text:c="4"/>0.6763 <text:s text:c="2"/>0.494 <text:s/>0.63904 <text:s text:c="2"/></text:p>
      <text:p text:style-name="P41">contrastData <text:s text:c="3"/>-2.7167 <text:s text:c="4"/>0.6887 <text:s/>-3.945 <text:s/>0.00759 **</text:p>
      <text:p text:style-name="P41">---</text:p>
      <text:p text:style-name="P41">Signif. codes: <text:s/>0 ‘***’ 0.001 ‘**’ 0.01 ‘*’ 0.05 ‘.’ 0.1 ‘ ’ 1</text:p>
      <text:p text:style-name="P4"/>
      <text:p text:style-name="P41">Residual standard error: 36.35 on 6 degrees of freedom</text:p>
      <text:p text:style-name="P41">Multiple R-squared: <text:s/>0.7557, <text:s text:c="3"/>Adjusted R-squared: <text:s/>0.6742 </text:p>
      <text:p text:style-name="P41">F-statistic: 9.278 on 2 and 6 DF, <text:s/>p-value: 0.01459</text:p>
      <text:p text:style-name="P8"><text:span text:style-name="Geen"/></text:p>
      <text:p text:style-name="P6"><text:span text:style-name="Geen"><text:span text:style-name="T2">b.<text:tab/>Evaluate your model. Is this being good a model?</text:span></text:span></text:p>
      <text:p text:style-name="P6"><text:span text:style-name="Geen"><text:span text:style-name="T2">This is not a very good model, with only 2/3 coefficients being &lt; 0.05 and an R-value &lt; 0.80</text:span></text:span></text:p>
      <text:p text:style-name="P6"><text:span text:style-name="Geen"><text:span text:style-name="T2">c.<text:tab/>What would you suggest to improve the model?</text:span></text:span></text:p>
      <text:p text:style-name="P6"><text:span text:style-name="Geen"><text:span text:style-name="T2">Because the brightnessData doesn't have a lot of influence on the model, it can be left out of it.</text:span></text:span></text:p>
      <text:p text:style-name="P6"><text:soft-page-break/><text:span text:style-name="Geen"><text:span text:style-name="T4">code:</text:span></text:span></text:p>
      <text:p text:style-name="P6"><text:span text:style-name="Geen"><text:span text:style-name="T18">setwd("~/Downloads/statistics-2-datasets/lab 4/")</text:span></text:span></text:p>
      <text:p text:style-name="P7"><text:span text:style-name="Geen"/></text:p>
      <text:p text:style-name="P6"><text:span text:style-name="Geen"><text:span text:style-name="T18">brightnessData &lt;- c(54, 61, 65, 100, 100, 100, 50, 57, 54)</text:span></text:span></text:p>
      <text:p text:style-name="P6"><text:span text:style-name="Geen"><text:span text:style-name="T18">contrastData &lt;- c(56, 80, 70, 50, 65, 80, 25, 35, 26)</text:span></text:span></text:p>
      <text:p text:style-name="P6"><text:span text:style-name="Geen"><text:span text:style-name="T18">usefulRangeData &lt;- c(96, 50, 50, 112, <text:s/>96, <text:s/>80, <text:s/>155, 144, 255)</text:span></text:span></text:p>
      <text:p text:style-name="P7"><text:span text:style-name="Geen"/></text:p>
      <text:p text:style-name="P6"><text:span text:style-name="Geen"><text:span text:style-name="T18">cat("====================", "\n")</text:span></text:span></text:p>
      <text:p text:style-name="P6"><text:span text:style-name="Geen"><text:span text:style-name="T18">cat("== L4.2", "\n")</text:span></text:span></text:p>
      <text:p text:style-name="P6"><text:span text:style-name="Geen"><text:span text:style-name="T18">cat("====================", "\n")</text:span></text:span></text:p>
      <text:p text:style-name="P7"><text:span text:style-name="Geen"/></text:p>
      <text:p text:style-name="P6"><text:span text:style-name="Geen"><text:span text:style-name="T18"># A</text:span></text:span></text:p>
      <text:p text:style-name="P6"><text:span text:style-name="Geen"><text:span text:style-name="T18">model &lt;- lm(usefulRangeData ~ contrastData)</text:span></text:span></text:p>
      <text:p text:style-name="P6"><text:span text:style-name="Geen"><text:span text:style-name="T18">print(</text:span></text:span></text:p>
      <text:p text:style-name="P6"><text:span text:style-name="Geen"><text:span text:style-name="T18"><text:s text:c="2"/>summary(model)</text:span></text:span></text:p>
      <text:p text:style-name="P6"><text:span text:style-name="Geen"><text:span text:style-name="T18">)</text:span></text:span></text:p>
      <text:p text:style-name="P7"><text:span text:style-name="Geen"/></text:p>
      <text:p text:style-name="P6"><text:span text:style-name="Geen"><text:span text:style-name="T4">Output:</text:span></text:span></text:p>
      <text:p text:style-name="P5"><text:bookmark text:name="rstudio_console_output10"/><text:span text:style-name="Geen"><text:span text:style-name="T16">==================== </text:span></text:span></text:p>
      <text:p text:style-name="P42">== L4.2 </text:p>
      <text:p text:style-name="P42">==================== </text:p>
      <text:p text:style-name="P9"/>
      <text:p text:style-name="P42">Call:</text:p>
      <text:p text:style-name="P42">lm(formula = usefulRangeData ~ contrastData)</text:p>
      <text:p text:style-name="P9"/>
      <text:p text:style-name="P42">Residuals:</text:p>
      <text:p text:style-name="P9"><text:s text:c="4"/><text:span text:style-name="T16">Min <text:s text:c="5"/>1Q <text:s/>Median <text:s text:c="5"/>3Q <text:s text:c="4"/>Max </text:span></text:p>
      <text:p text:style-name="P42">-34.429 -19.976 -13.797 <text:s text:c="2"/>8.382 <text:s/>68.116 </text:p>
      <text:p text:style-name="P9"/>
      <text:p text:style-name="P42">Coefficients:</text:p>
      <text:p text:style-name="P9"><text:s text:c="13"/><text:span text:style-name="T16">Estimate Std. Error t value Pr(&gt;|t|) <text:s text:c="3"/></text:span></text:p>
      <text:p text:style-name="P42">(Intercept) <text:s/>253.0612 <text:s text:c="3"/>32.4788 <text:s text:c="2"/>7.792 0.000108 ***</text:p>
      <text:p text:style-name="P42">contrastData <text:s/>-2.5453 <text:s text:c="4"/>0.5617 <text:s/>-4.531 0.002696 ** </text:p>
      <text:p text:style-name="P42">---</text:p>
      <text:p text:style-name="P42">Signif. codes: <text:s/>0 ‘***’ 0.001 ‘**’ 0.01 ‘*’ 0.05 ‘.’ 0.1 ‘ ’ 1</text:p>
      <text:p text:style-name="P9"/>
      <text:p text:style-name="P42">Residual standard error: 34.33 on 7 degrees of freedom</text:p>
      <text:p text:style-name="P42">Multiple R-squared: <text:s/>0.7457, <text:s text:c="3"/>Adjusted R-squared: <text:s/>0.7094 </text:p>
      <text:p text:style-name="P42">F-statistic: 20.53 on 1 and 7 DF, <text:s/>p-value: 0.002696</text:p>
      <text:p text:style-name="P7"><text:span text:style-name="Geen"/></text:p>
      <text:p text:style-name="P19"/>
      <text:p text:style-name="P23"><text:span text:style-name="Geen"><text:span text:style-name="T4">L 4.3 <text:s/>Stack loss</text:span></text:span></text:p>
      <text:p text:style-name="P23"><text:span text:style-name="Geen"><text:span text:style-name="T2">An article in </text:span></text:span><text:span text:style-name="Geen"><text:span text:style-name="T9">Technometrics</text:span></text:span><text:span text:style-name="Geen"><text:span text:style-name="T2"> (1974, Vol.16 pp523-531) considered the following stack-loss data from a plant oxidizing ammonia to nitric acid. Twenty-one daily response of stack loss (y) (the amount of ammonia escaping) where measured with air flow x1, temperature x2, and acid concentration x3.</text:span></text:span></text:p>
      <text:p text:style-name="P19"/>
      <text:p text:style-name="P6"><text:span text:style-name="Geen"><text:span text:style-name="T2">a.<text:tab/>Install packages gdata and gtools. Copy the datafile Lab 4 Data to your working directory. </text:span></text:span></text:p>
      <text:p text:style-name="P6"><text:span text:style-name="Geen"><text:span text:style-name="T2">b.<text:tab/>Make the vectors for stack_loss, flow, temperature, concentration by using the following script:</text:span></text:span></text:p>
      <text:p text:style-name="P13"/>
      <text:p text:style-name="P34"><text:span text:style-name="Geen"><text:span text:style-name="T3">Library(gdata) <text:s/># activate library</text:span></text:span></text:p>
      <text:p text:style-name="P34"><text:span text:style-name="Geen"><text:span text:style-name="T3">mydata = read.xls("lab 4 Data.xlsx") # import the file in dataframe</text:span></text:span></text:p>
      <text:p text:style-name="P34"><text:span text:style-name="Geen"><text:span text:style-name="T3">stack.loss &lt;- mydata[, "stack.loss"] <text:tab/># select column and put in vector</text:span></text:span></text:p>
      <text:p text:style-name="P34"><text:soft-page-break/><text:span text:style-name="Geen"><text:span text:style-name="T3">flow &lt;- mydata[, "flow"]</text:span></text:span></text:p>
      <text:p text:style-name="P34"><text:span text:style-name="Geen"><text:span text:style-name="T3">temp &lt;-mydata[, "temp"]</text:span></text:span></text:p>
      <text:p text:style-name="P34"><text:span text:style-name="Geen"><text:span text:style-name="T3">conc &lt;-mydata[, "conc"]</text:span></text:span></text:p>
      <text:p text:style-name="P33"/>
      <text:p text:style-name="P6"><text:span text:style-name="Geen"><text:span text:style-name="T2">c.<text:tab/>Fit a linear regression model 1st order model to these data. <text:s/></text:span></text:span></text:p>
      <text:p text:style-name="P12"><text:span text:style-name="Geen"><text:span text:style-name="T2">Evaluate the model. When needed modify the model by eliminating a parameter from the model. Define the final model. If you want a model without intercept then add -1 to the lm argument: </text:span></text:span><text:span text:style-name="Geen"><text:span text:style-name="T3">lm(Y~model -1)</text:span></text:span></text:p>
      <text:p text:style-name="P12"><text:span text:style-name="Geen"><text:span text:style-name="T3">Code:</text:span></text:span></text:p>
      <text:p text:style-name="P12"><text:span text:style-name="Geen"><text:span text:style-name="T19">setwd("~/Downloads/statistics-2-datasets/lab 4/")</text:span></text:span></text:p>
      <text:p text:style-name="P14"><text:span text:style-name="Geen"/></text:p>
      <text:p text:style-name="P12"><text:span text:style-name="Geen"><text:span text:style-name="T19">library(gdata)<text:tab/><text:tab/>#<text:tab/>activate<text:tab/>library</text:span></text:span></text:p>
      <text:p text:style-name="P12"><text:span text:style-name="Geen"><text:span text:style-name="T19">mydata<text:tab/>=<text:tab/>read.xls("lab4data.xlsx")<text:tab/>#<text:tab/>import<text:tab/>the<text:tab/>file<text:tab/>in<text:tab/>dataframe</text:span></text:span></text:p>
      <text:p text:style-name="P12"><text:span text:style-name="Geen"><text:span text:style-name="T19">stack.loss<text:tab/>&lt;- mydata[,<text:tab/>"stack.loss"]<text:tab/> #<text:tab/>select<text:tab/>column<text:tab/>and<text:tab/>put<text:tab/>in<text:tab/>vector</text:span></text:span></text:p>
      <text:p text:style-name="P12"><text:span text:style-name="Geen"><text:span text:style-name="T19">flow<text:tab/>&lt;- mydata[,<text:tab/>"flow"]</text:span></text:span></text:p>
      <text:p text:style-name="P12"><text:span text:style-name="Geen"><text:span text:style-name="T19">temp<text:tab/>&lt;-mydata[,<text:tab/>"temp"]</text:span></text:span></text:p>
      <text:p text:style-name="P12"><text:span text:style-name="Geen"><text:span text:style-name="T19">conc<text:tab/>&lt;-mydata[,<text:tab/>"conc"]</text:span></text:span></text:p>
      <text:p text:style-name="P14"><text:span text:style-name="Geen"/></text:p>
      <text:p text:style-name="P12"><text:span text:style-name="Geen"><text:span text:style-name="T19">cat("====================", "\n")</text:span></text:span></text:p>
      <text:p text:style-name="P12"><text:span text:style-name="Geen"><text:span text:style-name="T19">cat("== L4.3", "\n")</text:span></text:span></text:p>
      <text:p text:style-name="P12"><text:span text:style-name="Geen"><text:span text:style-name="T19">cat("====================", "\n")</text:span></text:span></text:p>
      <text:p text:style-name="P14"><text:span text:style-name="Geen"/></text:p>
      <text:p text:style-name="P12"><text:span text:style-name="Geen"><text:span text:style-name="T19"># </text:span></text:span></text:p>
      <text:p text:style-name="P12"><text:span text:style-name="Geen"><text:span text:style-name="T19">model &lt;- lm(stack.loss ~ flow + temp)</text:span></text:span></text:p>
      <text:p text:style-name="P12"><text:span text:style-name="Geen"><text:span text:style-name="T19">print(</text:span></text:span></text:p>
      <text:p text:style-name="P12"><text:span text:style-name="Geen"><text:span text:style-name="T19"><text:s text:c="2"/>summary(model)</text:span></text:span></text:p>
      <text:p text:style-name="P12"><text:span text:style-name="Geen"><text:span text:style-name="T19">)</text:span></text:span></text:p>
      <text:p text:style-name="P14"><text:span text:style-name="Geen"/></text:p>
      <text:p text:style-name="P12"><text:span text:style-name="Geen"><text:span text:style-name="T20">Output:</text:span></text:span></text:p>
      <text:p text:style-name="P10"><text:bookmark text:name="rstudio_console_output13"/><text:span text:style-name="Geen"><text:span text:style-name="T17">==================== </text:span></text:span></text:p>
      <text:p text:style-name="P45">== L4.3 </text:p>
      <text:p text:style-name="P45">==================== </text:p>
      <text:p text:style-name="P11"/>
      <text:p text:style-name="P45">Call:</text:p>
      <text:p text:style-name="P45">lm(formula = stack.loss ~ flow + temp)</text:p>
      <text:p text:style-name="P11"/>
      <text:p text:style-name="P45">Residuals:</text:p>
      <text:p text:style-name="P11"><text:s text:c="4"/><text:span text:style-name="T16">Min <text:s text:c="5"/>1Q <text:s/>Median <text:s text:c="5"/>3Q <text:s text:c="4"/>Max </text:span></text:p>
      <text:p text:style-name="P45">-7.5290 -1.7505 <text:s/>0.1894 <text:s/>2.1156 <text:s/>5.6588 </text:p>
      <text:p text:style-name="P11"/>
      <text:p text:style-name="P45">Coefficients:</text:p>
      <text:p text:style-name="P11"><text:s text:c="12"/><text:span text:style-name="T16">Estimate Std. Error t value Pr(&gt;|t|) <text:s text:c="3"/></text:span></text:p>
      <text:p text:style-name="P45">(Intercept) -50.3588 <text:s text:c="4"/>5.1383 <text:s/>-9.801 1.22e-08 ***</text:p>
      <text:p text:style-name="P45">flow <text:s text:c="9"/>0.6712 <text:s text:c="4"/>0.1267 <text:s text:c="2"/>5.298 4.90e-05 ***</text:p>
      <text:p text:style-name="P45">temp <text:s text:c="9"/>1.2954 <text:s text:c="4"/>0.3675 <text:s text:c="2"/>3.525 <text:s/>0.00242 ** </text:p>
      <text:p text:style-name="P45">---</text:p>
      <text:p text:style-name="P45">Signif. codes: <text:s/>0 ‘***’ 0.001 ‘**’ 0.01 ‘*’ 0.05 ‘.’ 0.1 ‘ ’ 1</text:p>
      <text:p text:style-name="P11"/>
      <text:p text:style-name="P11"><text:span text:style-name="T16">Residual standard error: </text:span><text:bookmark-start text:name="__DdeLink__14640_14780401"/><text:span text:style-name="T16">3.239</text:span><text:bookmark-end text:name="__DdeLink__14640_14780401"/><text:span text:style-name="T16"> on 18 degrees of freedom</text:span></text:p>
      <text:p text:style-name="P45">Multiple R-squared: <text:s/>0.9088, <text:s text:c="3"/>Adjusted R-squared: <text:s/>0.8986 </text:p>
      <text:p text:style-name="P45">F-statistic: 89.64 on 2 and 18 DF, <text:s/>p-value: 4.382e-10</text:p>
      <text:p text:style-name="P15"><text:line-break/><text:soft-page-break/></text:p>
      <text:p text:style-name="P6"><text:span text:style-name="Geen"><text:span text:style-name="T2">d.<text:tab/>Estimate the variance of the model (standard error of the model squared)</text:span></text:span></text:p>
      <text:p text:style-name="P38"><text:span text:style-name="Geen"><text:span text:style-name="T5">code:</text:span></text:span></text:p>
      <text:p text:style-name="P39"><text:span text:style-name="Geen"><text:span text:style-name="T25">setwd("~/Downloads/statistics-2-datasets/lab 4/")</text:span></text:span></text:p>
      <text:p text:style-name="P39"><text:span text:style-name="Geen"><text:span text:style-name="T24"/></text:span></text:p>
      <text:p text:style-name="P39"><text:span text:style-name="Geen"><text:span text:style-name="T25">library(gdata)<text:tab/><text:tab/>#<text:tab/>activate<text:tab/>library</text:span></text:span></text:p>
      <text:p text:style-name="P39"><text:span text:style-name="Geen"><text:span text:style-name="T25">mydata<text:tab/>=<text:tab/>read.xls("lab4data.xlsx")<text:tab/>#<text:tab/>import<text:tab/>the<text:tab/>file<text:tab/>in<text:tab/>dataframe</text:span></text:span></text:p>
      <text:p text:style-name="P39"><text:span text:style-name="Geen"><text:span text:style-name="T25">stack.loss<text:tab/>&lt;- mydata[,<text:tab/>"stack.loss"]<text:tab/> #<text:tab/>select<text:tab/>column<text:tab/>and<text:tab/>put<text:tab/>in<text:tab/>vector</text:span></text:span></text:p>
      <text:p text:style-name="P39"><text:span text:style-name="Geen"><text:span text:style-name="T25">flow<text:tab/>&lt;- mydata[,<text:tab/>"flow"]</text:span></text:span></text:p>
      <text:p text:style-name="P39"><text:span text:style-name="Geen"><text:span text:style-name="T25">temp<text:tab/>&lt;-mydata[,<text:tab/>"temp"]</text:span></text:span></text:p>
      <text:p text:style-name="P39"><text:span text:style-name="Geen"><text:span text:style-name="T25">conc<text:tab/>&lt;-mydata[,<text:tab/>"conc"]</text:span></text:span></text:p>
      <text:p text:style-name="P39"><text:span text:style-name="Geen"><text:span text:style-name="T24"/></text:span></text:p>
      <text:p text:style-name="P39"><text:span text:style-name="Geen"><text:span text:style-name="T25">cat("====================", "\n")</text:span></text:span></text:p>
      <text:p text:style-name="P39"><text:span text:style-name="Geen"><text:span text:style-name="T25">cat("== L4.3", "\n")</text:span></text:span></text:p>
      <text:p text:style-name="P39"><text:span text:style-name="Geen"><text:span text:style-name="T25">cat("====================", "\n")</text:span></text:span></text:p>
      <text:p text:style-name="P39"><text:span text:style-name="Geen"><text:span text:style-name="T24"/></text:span></text:p>
      <text:p text:style-name="P39"><text:span text:style-name="Geen"><text:span text:style-name="T25"># </text:span></text:span></text:p>
      <text:p text:style-name="P39"><text:span text:style-name="Geen"><text:span text:style-name="T25">model &lt;- lm(stack.loss ~ flow + temp)</text:span></text:span></text:p>
      <text:p text:style-name="P39"><text:span text:style-name="Geen"><text:span text:style-name="T25">print(</text:span></text:span></text:p>
      <text:p text:style-name="P39"><text:span text:style-name="Geen"><text:span text:style-name="T25"><text:s text:c="2"/>summary(model)$sigma</text:span></text:span></text:p>
      <text:p text:style-name="P39"><text:span text:style-name="Geen"><text:span text:style-name="T25">)</text:span></text:span></text:p>
      <text:p text:style-name="P39"><text:span text:style-name="Geen"><text:span text:style-name="T25"/></text:span></text:p>
      <text:p text:style-name="P40"><text:span text:style-name="Geen"><text:span text:style-name="T5">Output:</text:span></text:span></text:p>
      <text:p text:style-name="P46"><text:bookmark text:name="rstudio_console_output16"/><text:span text:style-name="Geen"><text:span text:style-name="T27">==================== </text:span></text:span></text:p>
      <text:p text:style-name="P43">== L4.3 </text:p>
      <text:p text:style-name="P44">==================== </text:p>
      <text:p text:style-name="P44">[1] 3.238615</text:p>
      <text:p text:style-name="P40"><text:span text:style-name="Geen"><text:span text:style-name="T26"/></text:span></text:p>
      <text:p text:style-name="P6"><text:span text:style-name="Geen"><text:span text:style-name="T2">e.<text:tab/>Use the model to predict stack loss when x1 = 65, x2 = 26, x3 = 90</text:span></text:span></text:p>
      <text:p text:style-name="P12"><text:span text:style-name="Geen"><text:span text:style-name="T2">(note: if results of the regression model are stored in myresults then myresults$coefficient[i] can be used to address a particular coefficient)</text:span></text:span></text:p>
      <text:p text:style-name="P12"><text:span text:style-name="Geen"><text:span text:style-name="T10">x1 = flow</text:span></text:span></text:p>
      <text:p text:style-name="P12"><text:span text:style-name="Geen"><text:span text:style-name="T10">x2 = temp</text:span></text:span></text:p>
      <text:p text:style-name="P12"><text:span text:style-name="Geen"><text:span text:style-name="T10">x3 = conc</text:span></text:span></text:p>
      <text:p text:style-name="P12"><text:span text:style-name="Geen"><text:span text:style-name="T11">Calculations</text:span></text:span><text:span text:style-name="Geen"><text:span text:style-name="T10">:</text:span></text:span></text:p>
      <text:p text:style-name="P12"><text:span text:style-name="Geen"><text:span text:style-name="T21">y</text:span></text:span><text:span text:style-name="Geen"><text:span text:style-name="T22"> = </text:span></text:span><text:span text:style-name="Geen"><text:span text:style-name="T1">-50.3588 + 0.6712*[flow] + 1.2954*[temp]</text:span></text:span></text:p>
      <text:p text:style-name="P12"><text:span text:style-name="Geen"><text:span text:style-name="T1"><text:s text:c="2"/>= -50.3588 + 0.6712*65 + 1.2954*26</text:span></text:span></text:p>
      <text:p text:style-name="P12"><text:span text:style-name="Geen"><text:span text:style-name="T1"><text:s text:c="2"/>= 26.9496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FreeSans1" svg:font-family="FreeSans" style:font-family-generic="swiss"/>
    <style:font-face style:name="Anonymous Pro1" svg:font-family="'Anonymous Pro'" style:font-pitch="fixed"/>
    <style:font-face style:name="Source Code Pro" svg:font-family="'Source Code Pro'" style:font-pitch="fixed"/>
    <style:font-face style:name="Anonymous Pro" svg:font-family="'Anonymous Pro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000000" style:font-name="Calibri" fo:font-family="Calibri" style:font-family-generic="roman" style:font-pitch="variable" fo:font-size="28pt" style:font-name-asian="Helvetica" style:font-family-asian="Helvetica" style:font-family-generic-asian="system" style:font-pitch-asian="variable" style:font-size-asian="28pt" style:font-name-complex="Helvetica" style:font-family-complex="Helvetica" style:font-family-generic-complex="system" style:font-pitch-complex="variable" style:font-size-complex="28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GB" style:font-name-asian="Arial Unicode MS" style:font-family-asian="'Arial Unicode MS'" style:font-family-generic-asian="system" style:font-pitch-asian="variable" style:font-size-asian="12pt" style:language-asian="nl" style:country-asian="NL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ee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as </meta:initial-creator>
    <meta:creation-date>2016-05-31T10:28:33.500116878</meta:creation-date>
    <dc:date>2016-05-31T10:44:09.294826965</dc:date>
    <dc:creator>kaas </dc:creator>
    <meta:editing-duration>PT3M53S</meta:editing-duration>
    <meta:editing-cycles>5</meta:editing-cycles>
    <meta:generator>LibreOffice/5.0.5.2$Linux_X86_64 LibreOffice_project/00m0$Build-2</meta:generator>
    <meta:document-statistic meta:table-count="1" meta:image-count="0" meta:object-count="0" meta:page-count="5" meta:paragraph-count="183" meta:word-count="1120" meta:character-count="7468" meta:non-whitespace-character-count="6236"/>
  </office:meta>
</office:document-meta>
</file>